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 style:list-style-name="L1"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 24 – finding the shortest path</text:p>
      <text:p text:style-name="P2"/>
      <text:p text:style-name="P2">I have supplied you with a java class SimpleWeightedGraph.java. This implements a simple graph with 2-dimensional arrays as well as a method to compute the shortest path between all pairs of vertices in the graph. The method shortestPath() fills in the 3-dimensional array shortest[i][j][k] so that </text:p>
      <text:p text:style-name="P2">shortest[i][j][0] contains the length of the shortest path between i and j and shortest[i][j][1] contains the vertex gone through to get that shortest distance. One can reconstruct the path in reverse in the following way. </text:p>
      <text:p text:style-name="P2"/>
      <text:p text:style-name="P2">Look at Example Graph2 in the handout ExampleGraphs.odt. Just before the drawing of Example Graph 1 you can see the shortest table produced by the algorithm (except for the diagonal entries which are irrelevant). </text:p>
      <text:p text:style-name="P2"/>
      <text:list xml:id="list1975615882" text:style-name="L1">
        <text:list-item>
          <text:p text:style-name="P3">Look in position [0][4] in the top row, second from last. You will see [4,3]. This says that the shortest path between 0 and 4 is of length 4 and goes through vertex 3. Write down 4 – the end of the path.</text:p>
        </text:list-item>
        <text:list-item>
          <text:p text:style-name="P3">Then look at position [0][3] – using the vertex last gone through from the first step. We see [3,2] indicating the shortest distance from 0 to 3 is length 3 going through vertex 2. Write down 3 – the second vertex in [0][3].</text:p>
        </text:list-item>
        <text:list-item>
          <text:p text:style-name="P3">Then look at position [0][2] and see the entry [2,1]. This means the shortest path from 0 to 2 is length 2 and goes through vertex 1. Write down 2 – the second vertex in [0][2].</text:p>
        </text:list-item>
        <text:list-item>
          <text:p text:style-name="P3">Now look at position [0][1] and see the entry [1,0]. This means that the shortest path from 0 to 1 is length 1 going through vertex 0. Write down 1.</text:p>
        </text:list-item>
        <text:list-item>
          <text:p text:style-name="P3">Now we would look at [0][0] but since these are the same vertex we simply write down that 0.</text:p>
        </text:list-item>
      </text:list>
      <text:p text:style-name="P2"/>
      <text:p text:style-name="P2">Following that logic, we would have written 4-&gt;3-&gt;2-&gt;1-&gt;0 and if you look at the graph of Example Graph 2 at the top of the document, you will see that, indeed, the shortest path from 0 to 4 goes 0-&gt;1-&gt;2-&gt;3-&gt;4.</text:p>
      <text:p text:style-name="P2"/>
      <text:p text:style-name="P2">Your job in this lab is simply to add the method</text:p>
      <text:p text:style-name="P2"><text:tab/><text:span text:style-name="T1">public void printPath(int v1,int v2)</text:span></text:p>
      <text:p text:style-name="P2">to my SimpleWeightedGraph.java class. This method should print out the path calculated as described above for any two vertices v1 and v2. Note steps 1-5 are in a loop which stops when i==j. If you want to print them in order, instead of printing them as above, simply push them onto a stack of integers. Then pop and write the things in order after you are finished.</text:p>
      <text:p text:style-name="P2"/>
      <text:p text:style-name="P2">By the way, I have supplied the data file for reproducing Example Graph 2 which you can use to check your solution. (Not surprisingly, it is called ExampleGraph2.) I have also supplied the data file for reproducing Example Graph 1. (Called, amazingly, ExampleGraph1.)</text:p>
      <text:p text:style-name="P2"/>
      <text:p text:style-name="P2">That's all. Due by the last day of class if you don't finish today.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ynn Ziegler</meta:initial-creator>
    <meta:creation-date>2011-12-11T20:46:29</meta:creation-date>
    <dc:date>2011-12-12T09:05:40</dc:date>
    <dc:creator>Lynn Ziegler</dc:creator>
    <meta:editing-duration>PT8M18S</meta:editing-duration>
    <meta:editing-cycles>5</meta:editing-cycles>
    <meta:generator>OpenOffice.org/3.3$Unix OpenOffice.org_project/330m20$Build-9567</meta:generator>
    <meta:document-statistic meta:table-count="0" meta:image-count="0" meta:object-count="0" meta:page-count="1" meta:paragraph-count="15" meta:word-count="477" meta:character-count="2619"/>
  </office:meta>
</office:document-meta>
</file>